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002cm" svg:height="8.438cm" svg:x="0.055cm" svg:y="1.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1T15:57:53.123756321</dc:date>
    <meta:editing-duration>PT2M49S</meta:editing-duration>
    <meta:editing-cycles>18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03cm" svg:height="8.439cm" xlink:href="." xlink:type="simple" chart:class="chart:scatter" chart:style-name="ch1">
        <chart:plot-area chart:style-name="ch2" chart:data-source-has-labels="both" svg:x="0.3cm" svg:y="0.168cm" svg:width="14.403cm" svg:height="8.103cm">
          <chartooo:coordinate-region svg:x="0.842cm" svg:y="0.367cm" svg:width="13.767cm" svg:height="7.70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188371558587939">
                <text:p>0.1883715585879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188371558587946">
                <text:p>-0.188371558587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927050983124846">
                <text:p>0.9270509831248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562143943757178">
                <text:p>0.5621439437571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927050983124849">
                <text:p>-0.927050983124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188371558587947">
                <text:p>0.1883715585879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78932945766476">
                <text:p>2.78932945766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18690588226424">
                <text:p>2.18690588226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27733787469521">
                <text:p>1.277337874695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188371558587942">
                <text:p>0.188371558587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27050983124835">
                <text:p>-0.9270509831248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9057494833859">
                <text:p>-2.90574948338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562143943757184">
                <text:p>-0.5621439437571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562143943757178">
                <text:p>0.5621439437571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91227196924608">
                <text:p>1.912271969246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2705098312484">
                <text:p>0.927050983124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188371558587936">
                <text:p>-0.1883715585879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188371558587932">
                <text:p>-0.1883715585879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927050983124844">
                <text:p>0.9270509831248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6289200401316">
                <text:p>2.62892004013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562143943757175">
                <text:p>0.5621439437571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562143943757167">
                <text:p>-0.5621439437571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607480384937">
                <text:p>-1.6074803849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27050983124851">
                <text:p>-0.9270509831248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188371558587945">
                <text:p>0.1883715585879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78932945766476">
                <text:p>2.789329457664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78932945766476">
                <text:p>2.789329457664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188371558587944">
                <text:p>0.1883715585879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927050983124853">
                <text:p>-0.9270509831248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60748038493698">
                <text:p>-1.607480384936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562143943757165">
                <text:p>-0.5621439437571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562143943757155">
                <text:p>0.5621439437571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1.607480384937">
                <text:p>1.6074803849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1.91227196924608">
                <text:p>1.912271969246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188371558587934">
                <text:p>-0.1883715585879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2.18690588226424">
                <text:p>-2.186905882264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1.27733787469521">
                <text:p>-1.277337874695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188371558587934">
                <text:p>-0.1883715585879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91227196924608">
                <text:p>1.91227196924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60748038493701">
                <text:p>1.607480384937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562143943757156">
                <text:p>0.56214394375715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562143943757165">
                <text:p>-0.56214394375716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2.9057494833859">
                <text:p>-2.90574948338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2.97634410394344">
                <text:p>-2.976344103943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927050983124854">
                <text:p>-0.9270509831248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188371558587943">
                <text:p>0.1883715585879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27733787469521">
                <text:p>1.277337874695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78932945766476">
                <text:p>2.789329457664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